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automatic-styles>
    <style:style style:name="Tabelle1" style:family="table">
      <style:table-properties style:width="6.6931in" table:align="margins" style:may-break-between-rows="false"/>
    </style:style>
    <style:style style:name="Tabelle1.A" style:family="table-column">
      <style:table-column-properties style:column-width="3.3465in" style:rel-column-width="32767*"/>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6.6979in" fo:margin-left="0in" table:align="left" style:shadow="none"/>
    </style:style>
    <style:style style:name="Tabelle2.A" style:family="table-column">
      <style:table-column-properties style:column-width="1.25in"/>
    </style:style>
    <style:style style:name="Tabelle2.B" style:family="table-column">
      <style:table-column-properties style:column-width="5.4479in"/>
    </style:style>
    <style:style style:name="Tabelle2.A1" style:family="table-cell">
      <style:table-cell-properties fo:padding="0.0382in" fo:border="none"/>
    </style:style>
    <style:style style:name="Tabelle3" style:family="table">
      <style:table-properties style:width="6.6931in" table:align="margins" style:shadow="none"/>
    </style:style>
    <style:style style:name="Tabelle3.A" style:family="table-column">
      <style:table-column-properties style:column-width="3.3465in" style:rel-column-width="32767*"/>
    </style:style>
    <style:style style:name="Tabelle3.A1" style:family="table-cell">
      <style:table-cell-properties fo:padding="0.0382in" fo:border="none"/>
    </style:style>
    <style:style style:name="P1" style:family="paragraph" style:parent-style-name="Standard">
      <style:paragraph-properties fo:text-align="center" style:justify-single-word="false"/>
      <style:text-properties fo:font-size="24pt" style:font-size-asian="21pt" style:font-size-complex="24pt"/>
    </style:style>
    <style:style style:name="P2" style:family="paragraph" style:parent-style-name="Standard">
      <style:paragraph-properties fo:text-align="center" style:justify-single-word="false"/>
      <style:text-properties fo:font-size="24pt" officeooo:rsid="00020e6f" officeooo:paragraph-rsid="00020e6f" style:font-size-asian="21pt" style:font-size-complex="24pt"/>
    </style:style>
    <style:style style:name="P3" style:family="paragraph" style:parent-style-name="Standard">
      <style:paragraph-properties fo:text-align="center" style:justify-single-word="false"/>
      <style:text-properties fo:font-size="13pt" officeooo:rsid="00020e6f" officeooo:paragraph-rsid="00020e6f" style:font-size-asian="13pt" style:font-size-complex="13pt"/>
    </style:style>
    <style:style style:name="P4" style:family="paragraph" style:parent-style-name="Text_20_body">
      <style:paragraph-properties fo:text-align="justify" style:justify-single-word="false"/>
      <style:text-properties officeooo:rsid="0004ebfe" officeooo:paragraph-rsid="0004ebfe"/>
    </style:style>
    <style:style style:name="P5" style:family="paragraph" style:parent-style-name="Text_20_body" style:list-style-name="L1">
      <style:paragraph-properties fo:text-align="justify" style:justify-single-word="false"/>
      <style:text-properties officeooo:rsid="0004ebfe" officeooo:paragraph-rsid="0004ebfe"/>
    </style:style>
    <style:style style:name="P6" style:family="paragraph" style:parent-style-name="Text_20_body" style:list-style-name="L1">
      <style:paragraph-properties fo:text-align="justify" style:justify-single-word="false"/>
      <style:text-properties officeooo:rsid="0005c971" officeooo:paragraph-rsid="0005c971"/>
    </style:style>
    <style:style style:name="P7" style:family="paragraph" style:parent-style-name="Text_20_body">
      <style:paragraph-properties fo:text-align="justify" style:justify-single-word="false"/>
      <style:text-properties officeooo:rsid="0005c971" officeooo:paragraph-rsid="0005c971"/>
    </style:style>
    <style:style style:name="P8" style:family="paragraph" style:parent-style-name="Text_20_body">
      <style:text-properties officeooo:paragraph-rsid="000d3cfb"/>
    </style:style>
    <style:style style:name="P9" style:family="paragraph" style:parent-style-name="Text_20_body">
      <style:text-properties officeooo:paragraph-rsid="00115efb"/>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Table_20_Contents">
      <style:paragraph-properties fo:text-align="center" style:justify-single-word="false"/>
      <style:text-properties fo:font-size="13pt" officeooo:rsid="00020e6f" officeooo:paragraph-rsid="00020e6f" style:font-size-asian="13pt" style:font-size-complex="13pt"/>
    </style:style>
    <style:style style:name="P12" style:family="paragraph" style:parent-style-name="Table_20_Contents">
      <style:paragraph-properties fo:text-align="start" style:justify-single-word="false"/>
      <style:text-properties officeooo:rsid="000d3cfb" officeooo:paragraph-rsid="000d3cfb"/>
    </style:style>
    <style:style style:name="P13" style:family="paragraph" style:parent-style-name="Table_20_Contents">
      <style:text-properties officeooo:rsid="000f61ed" officeooo:paragraph-rsid="000f61ed"/>
    </style:style>
    <style:style style:name="P14" style:family="paragraph" style:parent-style-name="Table_20_Contents">
      <style:text-properties officeooo:rsid="00115efb" officeooo:paragraph-rsid="00115efb"/>
    </style:style>
    <style:style style:name="P15" style:family="paragraph" style:parent-style-name="Contents_20_Heading">
      <style:paragraph-properties fo:break-before="page"/>
    </style:style>
    <style:style style:name="P16" style:family="paragraph" style:parent-style-name="Footer">
      <style:paragraph-properties fo:text-align="center" style:justify-single-word="false"/>
    </style:style>
    <style:style style:name="P17" style:family="paragraph" style:parent-style-name="Heading_20_1">
      <style:paragraph-properties fo:break-before="page"/>
      <style:text-properties officeooo:rsid="0003d0aa" officeooo:paragraph-rsid="0003d0aa"/>
    </style:style>
    <style:style style:name="P18" style:family="paragraph" style:parent-style-name="Heading_20_1">
      <style:paragraph-properties fo:break-before="page"/>
      <style:text-properties officeooo:rsid="000d3cfb" officeooo:paragraph-rsid="000d3cfb"/>
    </style:style>
    <style:style style:name="P19" style:family="paragraph" style:parent-style-name="Heading_20_1">
      <style:paragraph-properties fo:break-before="page"/>
      <style:text-properties officeooo:rsid="00115efb" officeooo:paragraph-rsid="00115efb"/>
    </style:style>
    <style:style style:name="T1" style:family="text">
      <style:text-properties fo:font-style="italic" style:font-style-asian="italic" style:font-style-complex="italic"/>
    </style:style>
    <style:style style:name="T2" style:family="text">
      <style:text-properties fo:font-style="italic" officeooo:rsid="00075ebf" style:font-style-asian="italic" style:font-style-complex="italic"/>
    </style:style>
    <style:style style:name="T3" style:family="text">
      <style:text-properties officeooo:rsid="0005c971"/>
    </style:style>
    <style:style style:name="T4" style:family="text">
      <style:text-properties officeooo:rsid="00075ebf"/>
    </style:style>
    <style:style style:name="T5" style:family="text">
      <style:text-properties officeooo:rsid="00080ee5"/>
    </style:style>
    <style:style style:name="T6" style:family="text">
      <style:text-properties officeooo:rsid="000962e2"/>
    </style:style>
    <style:style style:name="T7" style:family="text">
      <style:text-properties officeooo:rsid="000d9bf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2"/>
      <text:p text:style-name="P2">OpenStack: Interner Aufbau</text:p>
      <text:p text:style-name="P3">Eine Seminar-Arbeit bei Prof. Dr. -Ing. Dr. rer. nat. habil. Harald Richte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1" table:style-name="Tabelle1">
        <table:table-column table:style-name="Tabelle1.A" table:number-columns-repeated="2"/>
        <table:table-row>
          <table:table-cell table:style-name="Tabelle1.A1" office:value-type="string">
            <text:p text:style-name="P11">Name</text:p>
          </table:table-cell>
          <table:table-cell table:style-name="Tabelle1.B1" office:value-type="string">
            <text:p text:style-name="P11">Christian Rebischke</text:p>
          </table:table-cell>
        </table:table-row>
        <table:table-row>
          <table:table-cell table:style-name="Tabelle1.A2" office:value-type="string">
            <text:p text:style-name="P11">Studiengang</text:p>
          </table:table-cell>
          <table:table-cell table:style-name="Tabelle1.B2" office:value-type="string">
            <text:p text:style-name="P11">Informatik</text:p>
          </table:table-cell>
        </table:table-row>
        <table:table-row>
          <table:table-cell table:style-name="Tabelle1.A2" office:value-type="string">
            <text:p text:style-name="P11">Matrikelnummer</text:p>
          </table:table-cell>
          <table:table-cell table:style-name="Tabelle1.B2" office:value-type="string">
            <text:p text:style-name="P11">432108</text:p>
          </table:table-cell>
        </table:table-row>
        <table:table-row>
          <table:table-cell table:style-name="Tabelle1.A2" office:value-type="string">
            <text:p text:style-name="P11">Datum</text:p>
          </table:table-cell>
          <table:table-cell table:style-name="Tabelle1.B2" office:value-type="string">
            <text:p text:style-name="P11">07.12.2017</text:p>
          </table:table-cell>
        </table:table-row>
      </table:table>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Inhaltsverzeichnis</text:p>
          </text:index-title>
          <text:p text:style-name="P10"><text:a xlink:type="simple" xlink:href="#__RefHeading___Toc214_4266635055" text:style-name="Index_20_Link" text:visited-style-name="Index_20_Link">Vorwort<text:tab/>3</text:a></text:p>
          <text:p text:style-name="P10"><text:a xlink:type="simple" xlink:href="#__RefHeading___Toc379_4266635055" text:style-name="Index_20_Link" text:visited-style-name="Index_20_Link">Glossar<text:tab/>4</text:a></text:p>
          <text:p text:style-name="P10"><text:a xlink:type="simple" xlink:href="#__RefHeading___Toc365_4266635055" text:style-name="Index_20_Link" text:visited-style-name="Index_20_Link">Literaturverzeichnis<text:tab/>5</text:a></text:p>
        </text:index-body>
      </text:table-of-content>
      <text:p text:style-name="P3"/>
      <text:h text:style-name="P17" text:outline-level="1"><text:bookmark-start text:name="__RefHeading___Toc214_4266635055"/>Vorwort<text:bookmark-end text:name="__RefHeading___Toc214_4266635055"/></text:h>
      <text:p text:style-name="P4">Keine andere Technologie wirbelt im Augenblick die Industrie so sehr auf wie Cloud Computing. Cloud Computing scheint so etwas wie die Basis <text:span text:style-name="T3">zum Erfol</text:span>g <text:span text:style-name="T3">zu sein,</text:span> <text:span text:style-name="T3">d</text:span>er Antriebsmotor der Digitalisierung. Durch Cloud Computing ist es möglich kostensparsam und schnell (on-demand) Ressourcen zu buchen und zu nutzen, die ohne Cloud Computing nur durch teure Selbstbeschaffung zugänglich wäre. Doch was ist Cloud Computing eigentlich? Das „National Institute of Standards and Technology“, kurz <text:span text:style-name="T1">NIST</text:span>, schreibt dem Cloud-Computing folgende Charakterisika zu <text:span text:style-name="T7">[1]</text:span>:</text:p>
      <text:list xml:id="list3534907785" text:style-name="L1">
        <text:list-item>
          <text:p text:style-name="P5"><text:span text:style-name="T3">O</text:span>n-demand self-service: <text:span text:style-name="T3">Ein Kunde kann möglichst ohne viel Aufwand Ressourcen in der Cloud buchen ohne dabei auf menschliche Interaktion angewiesen zu sein. Als Ressourcen zählen Systemressourcen wie Rechenzeit, Netzwerkspeicher oder Netzwerkkapazität.</text:span></text:p>
        </text:list-item>
        <text:list-item>
          <text:p text:style-name="P6">Broad network access: Die Grundlage für den Zugang zur Cloud bietet das Internet. Zum Zugriff können alle gängigen Instrumente verwendet werden: Smartphone, Desktop-PC, Laptop. Der Zugang findet meistens über den Browser statt, ist aber nicht verpflichtend. Es gibt auch Clouds, welche eine <text:span text:style-name="T1">API</text:span> zur Verfügung stellen. <text:span text:style-name="T4">Durch diese </text:span><text:span text:style-name="T2">API</text:span><text:span text:style-name="T4"> lässt sich auch der Zugriff durch andere Software realisieren. Beispielsweise über die Kommandozeile.</text:span></text:p>
        </text:list-item>
        <text:list-item>
          <text:p text:style-name="P6">Resource pooling: <text:span text:style-name="T5">Ressourcen werden zusammengefasst zu einem großen Pool. Diese Ressourcen-Pools können dann unterteilt und an mehrere Kunden vermietet werden. Dabei ist der genaue Standort der Ressourcen für den Kunden prinzipiell irrelevant, obwohl einige Cloud-Anbieter, allen voran Amazon AWS, dem Kunden die Freiheit gibt den Standort selbst festzulegen.</text:span></text:p>
        </text:list-item>
        <text:list-item>
          <text:p text:style-name="P6">Rapid elasticity: <text:span text:style-name="T6">Eine Cloud ist jederzeit und völlig automatisch skalierbar. Dies ermöglicht es innerhalb von Sekunden auf Server-Belastung zu reagieren und Ressourcen nachzubeordern. Aber auch nicht mehr benötigte Ressourcen wieder freizugeben.</text:span></text:p>
        </text:list-item>
        <text:list-item>
          <text:p text:style-name="P6">Measured service: <text:span text:style-name="T6">Die Cloud überprüft und managed die Ressourcen automatisch. So werden nicht mehr benötigte Ressourcen freigegeben und Ressourcen die öfters benötigt werden reserviert. Der Ressourcenbedarf wird also überwacht, kontrolliert und bei Bedarf angepasst. Dies schafft Transparenz für den Cloud-Anbieter als auch für den Kunden.</text:span></text:p>
        </text:list-item>
      </text:list>
      <text:p text:style-name="P7"/>
      <text:p text:style-name="P7"/>
      <text:h text:style-name="P19" text:outline-level="1"><text:bookmark-start text:name="__RefHeading___Toc379_4266635055"/>Glossar<text:bookmark-end text:name="__RefHeading___Toc379_4266635055"/></text:h>
      <table:table table:name="Tabelle3" table:style-name="Tabelle3">
        <table:table-column table:style-name="Tabelle3.A" table:number-columns-repeated="2"/>
        <table:table-row>
          <table:table-cell table:style-name="Tabelle3.A1" office:value-type="string">
            <text:p text:style-name="P14">NIST</text:p>
          </table:table-cell>
          <table:table-cell table:style-name="Tabelle3.A1" office:value-type="string">
            <text:p text:style-name="P14">National Institute for Standards and Technology</text:p>
          </table:table-cell>
        </table:table-row>
        <table:table-row>
          <table:table-cell table:style-name="Tabelle3.A1" office:value-type="string">
            <text:p text:style-name="P14">API</text:p>
          </table:table-cell>
          <table:table-cell table:style-name="Tabelle3.A1" office:value-type="string">
            <text:p text:style-name="P14">Application Programming Interface</text:p>
          </table:table-cell>
        </table:table-row>
      </table:table>
      <text:p text:style-name="P9"/>
      <text:h text:style-name="P18" text:outline-level="1"><text:bookmark-start text:name="__RefHeading___Toc365_4266635055"/>Literaturverzeichnis<text:bookmark-end text:name="__RefHeading___Toc365_4266635055"/></text:h>
      <table:table table:name="Tabelle2" table:style-name="Tabelle2">
        <table:table-column table:style-name="Tabelle2.A"/>
        <table:table-column table:style-name="Tabelle2.B"/>
        <table:table-row>
          <table:table-cell table:style-name="Tabelle2.A1" office:value-type="string">
            <text:p text:style-name="P13">[1]</text:p>
          </table:table-cell>
          <table:table-cell table:style-name="Tabelle2.A1" office:value-type="string">
            <text:p text:style-name="P12">Peter Mell und Timothy Grance, The NIST Definition of Cloud Computing, Special Publication 800-145, The National Institute of Standards and Technology, September 2011, URL: http://nvlpubs.nist.gov/nistpubs/Legacy/SP/nistspecialpublication800-145.pdf</text:p>
          </table:table-cell>
        </table:table-row>
        <table:table-row>
          <table:table-cell table:style-name="Tabelle2.A1" office:value-type="string">
            <text:p text:style-name="Table_20_Contents"/>
          </table:table-cell>
          <table:table-cell table:style-name="Tabelle2.A1" office:value-type="string">
            <text:p text:style-name="Table_20_Contents"/>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AN NOM A" style:font-family-asian="'HAN NOM 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sort-key text:sort-ascending="true"/>
      <text:sort-key text:sort-ascending="true"/>
      <text:sort-key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ebischke</meta:initial-creator>
    <meta:creation-date>2017-11-15T19:52:37.230310687</meta:creation-date>
    <dc:date>2017-11-16T01:08:31.350316686</dc:date>
    <dc:creator>Christian Rebischke</dc:creator>
    <meta:editing-duration>PT3H51M32S</meta:editing-duration>
    <meta:editing-cycles>8</meta:editing-cycles>
    <meta:generator>LibreOffice/5.3.7.2.0$Linux_X86_64 LibreOffice_project/30m0$Build-2</meta:generator>
    <meta:document-statistic meta:table-count="3" meta:image-count="0" meta:object-count="0" meta:page-count="5" meta:paragraph-count="30" meta:word-count="372" meta:character-count="2801" meta:non-whitespace-character-count="2464"/>
  </office:meta>
</office:document-meta>
</file>